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S Shell Dlg 2" svg:font-family="'MS Shell Dlg 2'"/>
    <style:font-face style:name="Tahoma1" svg:font-family="Tahoma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T2" style:family="text">
      <style:text-properties style:font-name="Lucida Console" style:font-name-asian="Lucida Console" style:font-name-complex="Lucida Console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"I've got that Big-Endian Feeling" <text:s/><text:span text:style-name="T2">♪♫♪♫</text:span></text:p>
      <text:p text:style-name="P2"/>
      <text:p text:style-name="Standard">You <text:s/>probably feel fairly sure you know and understand <text:span text:style-name="T3">big-endian</text:span> versus <text:span text:style-name="T3">little-endian</text:span>, right? <text:s/>And, you've probably heard the ludicrous geeky rants about how one is "so much better" than the other.</text:p>
      <text:p text:style-name="Standard"/>
      <text:p text:style-name="Standard">I've heard geek conversational snippets like "that's the problem with Intel processors, the're little-endian. <text:s/>Any proper processor, like the PowerPC, treats memory big-endian just like network traffic". <text:s/>Maybe you've heard that one, or other similar ones too.</text:p>
      <text:p text:style-name="Standard"/>
      <text:p text:style-name="Standard">Well then, have a think about this and it may turn your brain wrong side out...</text:p>
      <text:p text:style-name="Standard"/>
      <text:p text:style-name="P1">Numbering Systems</text:p>
      <text:p text:style-name="P1"/>
      <text:p text:style-name="Standard">Our decimal numbering system is Big-endian, right? <text:s/>After all, the most significant digit appears "first" doesn't it?</text:p>
      <text:p text:style-name="Standard"/>
      <text:p text:style-name="Standard">When you're righting (from "left to right" as Latin based languages are), you write the most significant digit first. <text:s/>In fact, you get so used to writing it first that you think about it first.</text:p>
      <text:p text:style-name="Standard"/>
      <text:p text:style-name="Standard">When you see the number 100,000 printed, or even visualise it in your head, you tend to think "one hundred thousands". <text:s/>You don't think "one thousand hundreds" do you?</text:p>
      <text:p text:style-name="Standard"/>
      <text:p text:style-name="Standard">In fact, this viewpoint of "the proper way is to do it just like numbers" is frequently used in these silly <text:span text:style-name="T3">endian</text:span> arguments.</text:p>
      <text:p text:style-name="Standard"/>
      <text:p text:style-name="Standard">In general, it sort of fits into our Western European way of thinking... Big things matter more than, and are more "important" than, small things.</text:p>
      <text:p text:style-name="Standard"/>
      <text:p text:style-name="Standard">That's a rather silly generalisation since you're most likely to die because of something that's teeny and which you can't even see. <text:s/>The fact that you were conceived and born from the same kind of "unimportant small things" causes concern or embarrasment to some people.</text:p>
      <text:p text:style-name="Standard"/>
      <text:p text:style-name="Standard">But that's a different story and is a little off tangent here...</text:p>
      <text:p text:style-name="Standard"/>
      <text:p text:style-name="Standard">But when you take a little look back into history and see where our numbering system came from it begins to hurt your brain and make it throb for a little bit...</text:p>
      <text:p text:style-name="Standard"/>
      <text:p text:style-name="Standard">We use Hindu-Arabic Numeral system to represent our numbers. <text:s/>This was invented in India, migrated into Persia, got taken up by the Arabs, and started taking hold in Europe in the middle ages.</text:p>
      <text:p text:style-name="Standard"/>
      <text:p text:style-name="Standard">Now, this is interesting because Arabic is written from right to left unlike the way we do.</text:p>
      <text:p text:style-name="Standard"/>
      <text:p text:style-name="Standard">So, I wonder (and please enlighten me if you know any born-and-bred native Arabs who you can ask)... <text:s/>Did the Arabs think about the big numbers first in their heads like we do, but write the small ones first?</text:p>
      <text:p text:style-name="Standard"/>
      <text:p text:style-name="Standard">Either way this causes a worrisome bump in our way of thinking, doesn't it?</text:p>
      <text:p text:style-name="Standard"/>
      <text:p text:style-name="Standard">Not just that, writing from left to right was invented by right handed people and, being left handed <text:soft-page-break/>myself, don't get me started...</text:p>
      <text:p text:style-name="Standard"/>
      <text:p text:style-name="P1">Bit Numbering Systems</text:p>
      <text:p text:style-name="P1"/>
      <text:p text:style-name="Standard">These big-endian little-endian arguments are generally about bytes.</text:p>
      <text:p text:style-name="Standard"/>
      <text:p text:style-name="Standard">Why? <text:s/>I dunno.</text:p>
      <text:p text:style-name="Standard"/>
      <text:p text:style-name="Standard">Let me ask you... <text:s/>Are bits in a byte big-endian or little-endian?</text:p>
      <text:p text:style-name="Standard"/>
      <text:p text:style-name="Standard">In fact, what does "left" or "right" mean to a byte or a word in a computer?</text:p>
      <text:p text:style-name="Standard"/>
      <text:p text:style-name="Standard">Is the sign bit in a word bit 0 or bit 31? <text:s/>Or do you want to number them 1 to 32 instead?</text:p>
      <text:p text:style-name="Standard"/>
      <text:p text:style-name="Standard">Come to think about it, why didn't they make an odd number of bits in words and stick the sign bit in the middle?</text:p>
      <text:p text:style-name="Standard"/>
      <text:p text:style-name="Standard">That would have been cool, wouldn't it? <text:s/>Then you could have bits -31..0..31, etc. <text:s/></text:p>
      <text:p text:style-name="Standard"/>
      <text:p text:style-name="Standard">Still, you would have the same problem there, wouldn't you?... <text:s/>Would the bits "next to" bit 0 be the "most significant" or "least significant"?</text:p>
      <text:p text:style-name="Standard"/>
      <text:p text:style-name="Standard">And, should the negative bits be presented as to the left or right of bit zero?</text:p>
      <text:p text:style-name="Standard"/>
      <text:p text:style-name="P1"/>
      <text:p text:style-name="P1">This is why that whole "endian" argument is a load of bollocks...</text:p>
      <text:p text:style-name="P1"/>
      <text:p text:style-name="Standard">It's all down to cultural convention. <text:s/>And one can't simply declare one cultural convention as "better" than another one, at least not for EVERY PURPOSE, without expecting to stir up a fight.</text:p>
      <text:p text:style-name="Standard"/>
      <text:p text:style-name="Standard">I figure there's sure to be a hidden xenophobe lurking somewhere under the covers of anybody who really believes big-endian versus little-endian really matters!</text:p>
      <text:p text:style-name="Standard"/>
      <text:p text:style-name="Standard">On the other hand, I can see why people get confused about it. <text:s/>That's why they take sides, to hide their fear of trying to understand a different viewpoint.</text:p>
      <text:p text:style-name="Standard"/>
      <text:p text:style-name="Standard">Sound like behaviour you've experienced anywhere else in other walks of life! <text:s/></text:p>
      <text:p text:style-name="Standard"/>
      <text:p text:style-name="Standard">Later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hell Dlg 2" svg:font-family="'MS Shell Dlg 2'"/>
    <style:font-face style:name="Tahoma1" svg:font-family="Tahoma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M28S</meta:editing-duration>
    <meta:editing-cycles>3</meta:editing-cycles>
    <meta:generator>OpenOffice.org/3.3$Win32 OpenOffice.org_project/330m20$Build-9567</meta:generator>
    <dc:date>2011-08-02T20:38:30.20</dc:date>
    <meta:document-statistic meta:table-count="0" meta:image-count="0" meta:object-count="0" meta:page-count="2" meta:paragraph-count="34" meta:word-count="690" meta:character-count="3952"/>
    <dc:creator>Bruce Ferris</dc:creator>
    <meta:user-defined meta:name="Info 1"/>
    <meta:user-defined meta:name="Info 2"/>
    <meta:user-defined meta:name="Info 3"/>
    <meta:user-defined meta:name="Info 4"/>
  </office:meta>
</office:document-meta>
</file>